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fo:font-style="normal" fo:font-weight="normal" officeooo:rsid="001daf2a" officeooo:paragraph-rsid="0009b168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1pt" fo:font-style="normal" fo:font-weight="normal" officeooo:rsid="001daf2a" officeooo:paragraph-rsid="0009b168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style="normal" fo:font-weight="normal" officeooo:rsid="001d8732" officeooo:paragraph-rsid="0009b168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style="normal" officeooo:rsid="001cb472" officeooo:paragraph-rsid="0009b168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style="normal" officeooo:rsid="001d32c6" officeooo:paragraph-rsid="0009b168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size="11pt" fo:font-weight="bold" officeooo:rsid="001cb472" officeooo:paragraph-rsid="0009b16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officeooo:rsid="001cb472" officeooo:paragraph-rsid="0009b168" style:font-size-asian="11pt" style:font-size-complex="11pt"/>
    </style:style>
    <style:style style:name="P8" style:family="paragraph" style:parent-style-name="Standard">
      <style:text-properties fo:font-size="11pt" officeooo:rsid="001cb472" officeooo:paragraph-rsid="0009b168" style:font-size-asian="11pt" style:font-size-complex="11pt"/>
    </style:style>
    <style:style style:name="P9" style:family="paragraph" style:parent-style-name="Standard">
      <style:text-properties fo:font-size="11pt" officeooo:rsid="001eed27" officeooo:paragraph-rsid="0009b16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1d32c6" officeooo:paragraph-rsid="0009b168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1daf2a" officeooo:paragraph-rsid="0009b168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officeooo:rsid="001d8732" officeooo:paragraph-rsid="0009b168" style:font-size-asian="11pt" style:font-size-complex="11pt"/>
    </style:style>
    <style:style style:name="P13" style:family="paragraph" style:parent-style-name="Standard">
      <style:text-properties fo:font-size="11pt" fo:font-style="italic" officeooo:rsid="001eed27" officeooo:paragraph-rsid="0009b168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1pt" fo:font-style="italic" officeooo:rsid="001eed27" officeooo:paragraph-rsid="0009b168" style:font-size-asian="11pt" style:font-style-asian="italic" style:font-size-complex="11pt" style:font-style-complex="italic"/>
    </style:style>
    <style:style style:name="T1" style:family="text">
      <style:text-properties officeooo:rsid="001eed2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32c6" style:font-style-asian="italic" style:font-style-complex="italic"/>
    </style:style>
    <style:style style:name="T4" style:family="text">
      <style:text-properties fo:font-style="italic" officeooo:rsid="0034dd42" style:font-style-asian="italic" style:font-style-complex="italic"/>
    </style:style>
    <style:style style:name="T5" style:family="text">
      <style:text-properties fo:font-style="italic" officeooo:rsid="001eed27" style:font-style-asian="italic" style:font-style-complex="italic"/>
    </style:style>
    <style:style style:name="T6" style:family="text">
      <style:text-properties fo:font-style="italic" fo:font-weight="normal" officeooo:rsid="001da516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d873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eed27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7c3e" style:font-style-asian="normal" style:font-style-complex="normal"/>
    </style:style>
    <style:style style:name="T11" style:family="text">
      <style:text-properties fo:font-style="normal" officeooo:rsid="001d32c6" style:font-style-asian="normal" style:font-style-complex="normal"/>
    </style:style>
    <style:style style:name="T12" style:family="text">
      <style:text-properties fo:font-style="normal" officeooo:rsid="0034dd42" style:font-style-asian="normal" style:font-style-complex="normal"/>
    </style:style>
    <style:style style:name="T13" style:family="text">
      <style:text-properties fo:font-style="normal" officeooo:rsid="001daf2a" style:font-style-asian="normal" style:font-style-complex="normal"/>
    </style:style>
    <style:style style:name="T14" style:family="text">
      <style:text-properties fo:font-style="normal" officeooo:rsid="000ac5c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a51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d873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daf2a" style:font-style-asian="normal" style:font-weight-asian="normal" style:font-style-complex="normal" style:font-weight-complex="normal"/>
    </style:style>
    <style:style style:name="T19" style:family="text">
      <style:text-properties officeooo:rsid="0034dd42"/>
    </style:style>
    <style:style style:name="T20" style:family="text">
      <style:text-properties officeooo:rsid="001daf2a"/>
    </style:style>
    <style:style style:name="T21" style:family="text">
      <style:text-properties officeooo:rsid="000ac5c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c5cf" style:font-weight-asian="bold" style:font-weight-complex="bold"/>
    </style:style>
    <style:style style:name="T24" style:family="text">
      <style:text-properties fo:font-weight="normal" officeooo:rsid="000ac5c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1">Lecture du</text:span> chapitre II (pp. 63-106)</text:p>
      <text:p text:style-name="P8"/>
      <text:p text:style-name="P9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<text:span text:style-name="T21">Ces questions sont</text:span><text:span text:style-name="T23"> à préparer</text:span><text:span text:style-name="T24">, mais il n’est pas nécessaire de les rédiger : elles vous servent seulement à bien comprendre le propos du chapitre II, qu’il faut lire en entier. A la rentrée, vous aurez un devoir reprenant </text:span><text:span text:style-name="T23">certaines</text:span><text:span text:style-name="T24"> de ces questions, pas nécessairement sous la même forme.</text:span><text:span text:style-name="T22"> </text:span>Les passages et les pages concernées <text:span text:style-name="T21">par chaque question </text:span>sont indiqués entre parenthèses à la fin de <text:span text:style-name="T21">celle-ci</text:span>.</text:p>
          </table:table-cell>
        </table:table-row>
      </table:table>
      <text:p text:style-name="P13"/>
      <text:p text:style-name="P8"/>
      <text:p text:style-name="P7">1. <text:s/><text:span text:style-name="T21">Qu’est-ce</text:span> que Jonas entend par « savoir idéal » et « savoir réel » ? <text:span text:style-name="T2">(I-1 pp. 63-64)</text:span></text:p>
      <text:p text:style-name="P7"/>
      <text:p text:style-name="P7">2. Le « savoir idéal » de Jonas s’articule à une autre forme de savoir : <text:span text:style-name="T10">« le savoir factuel des effets lointains de l’action technique ». </text:span><text:span text:style-name="T9">De quoi Jonas parle-t-il exactement ? C</text:span><text:span text:style-name="T14">herchez un</text:span><text:span text:style-name="T9"> exemple précis de ce savoir. </text:span><text:span text:style-name="T2">(I-2 p. 65)</text:span></text:p>
      <text:p text:style-name="P4"/>
      <text:p text:style-name="P7"><text:span text:style-name="T9">3. </text:span><text:span text:style-name="T14">E</text:span><text:span text:style-name="T9">n quel sens le savoir scientifique a-</text:span><text:span text:style-name="T14">t-il</text:span><text:span text:style-name="T9"> une valeur heuristique</text:span><text:span text:style-name="T9"><text:note text:id="ftn0" text:note-class="footnote"><text:note-citation>1</text:note-citation><text:note-body><text:p text:style-name="Footnote">L’<text:span text:style-name="T21">heuristique, c’est ce qui nous permet de découvrir ou inventer quelque chose</text:span></text:p></text:note-body></text:note></text:span><text:span text:style-name="T9"> en morale ? Précisément, par quel moyen peut-on prendre davantage conscience des enjeux de la technique ? </text:span><text:span text:style-name="T11">Sur quelle émotion la science peut-elle s’appuyer pour cela ? </text:span><text:span text:style-name="T3">(I-3 pp. 65-67)</text:span></text:p>
      <text:p text:style-name="P7"/>
      <text:p text:style-name="P10">4. La « science-fiction » peut-être jouer un rôle moral ? En quel sens ? <text:span text:style-name="T21">Cherchez</text:span> des exemples d’œuvres de science-fiction qui correspondent à ce que dit Jonas <text:span text:style-name="T19">(à part </text:span><text:span text:style-name="T4">Brave New World</text:span><text:span text:style-name="T12">, exemple donné par l’auteur)</text:span>, et <text:span text:style-name="T21">interrogez-vous sur</text:span> leur importance morale. <text:span text:style-name="T2">(I-7 pp. 70-71)</text:span></text:p>
      <text:p text:style-name="P10"/>
      <text:p text:style-name="P10">5. <text:span text:style-name="T21">Identifiez</text:span> de façon claire et simple le problème identifié par Jonas dans ce passage <text:span text:style-name="T2">(I-8 pp. 71-72)</text:span></text:p>
      <text:p text:style-name="P10"/>
      <text:p text:style-name="P11">6. Pourquoi faudrait-il accorder davantage d’attention aux prévisions malheureuses qu’aux prévisions heureuses ? <text:span text:style-name="T21">L</text:span><text:span text:style-name="T1">aissez de côté le troisième </text:span><text:span text:style-name="T21">argument</text:span><text:span text:style-name="T1"> (plus obscur et plus subtil). </text:span><text:span text:style-name="T5">(II-1 et II-2, pp. 73-76)</text:span></text:p>
      <text:p text:style-name="P10"/>
      <text:p text:style-name="P10"><text:span text:style-name="T20">7</text:span>. Analysez ce en quoi consiste un <text:span text:style-name="T2">pari</text:span><text:span text:style-name="T9">. A partir de cette analyse, </text:span><text:span text:style-name="T14">chercher à comprendre</text:span><text:span text:style-name="T9"> pourquoi d’après Jonas toute action humaine a la structure d’un pari.</text:span><text:span text:style-name="T2"> (III, pp. 79-80)</text:span></text:p>
      <text:p text:style-name="P5"/>
      <text:p text:style-name="P10"><text:span text:style-name="T13">8</text:span><text:span text:style-name="T9">. D’après Jonas, il y a des choses qu’il m’est rigoureusement interdit de parier. Identifiez ce que c’est, et sur quoi se fonde cet interdit. </text:span><text:span text:style-name="T2">(III-1 à III-5, pp. 80-86)</text:span></text:p>
      <text:p text:style-name="P5"/>
      <text:p text:style-name="P10"><text:span text:style-name="T13">9</text:span><text:span text:style-name="T9">. </text:span><text:span text:style-name="T16">Jonas veut opposer sa conception de l’obligation à la conception </text:span><text:span text:style-name="T6">traditionnelle </text:span><text:span text:style-name="T16">de l’obligation. La conception traditionnelle de l’obligation suppose qu’il y a obligation à partir du moment où deux individus se sont mis d’accord pour respecter certaines règles</text:span><text:span text:style-name="T16"><text:note text:id="ftn1" text:note-class="footnote"><text:note-citation>2</text:note-citation><text:note-body><text:p text:style-name="Footnote"><text:span text:style-name="T20">C</text:span>’est l’obligation comme <text:span text:style-name="T2">contrat</text:span>, qui fonde la philosophie politique classique (Hobbes, Locke, Rousseau…)</text:p></text:note-body></text:note></text:span><text:span text:style-name="T16">. </text:span><text:span text:style-name="T17">Cependant, cette conception traditionnelle de l’obligation ne peut pas s’appliquer dans le cadre de la nouvelle puissance technique de l’homme : pourquoi ? </text:span><text:span text:style-name="T7">(IV-1 p. 87)</text:span></text:p>
      <text:p text:style-name="P3"/>
      <text:p text:style-name="P12"><text:span text:style-name="T18">10</text:span><text:span text:style-name="T15">. </text:span><text:span text:style-name="T18">Dans quelle relation familiale Jonas trouve-t-il le modèle de la nouvelle sorte d’obligation qu’il cherche à concevoir ? Quelles sont les caractéristiques de cette forme d’obligation ? </text:span><text:span text:style-name="T8">(IV-2 pp. 88-89)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12:45:53.534000000</meta:creation-date>
    <dc:title>Page vierge</dc:title>
    <meta:generator>LibreOffice/7.4.4.2$Windows_X86_64 LibreOffice_project/85569322deea74ec9134968a29af2df5663baa21</meta:generator>
    <meta:editing-duration>PT20M19S</meta:editing-duration>
    <meta:editing-cycles>3</meta:editing-cycles>
    <dc:date>2023-04-10T22:41:15.922000000</dc:date>
    <meta:document-statistic meta:table-count="1" meta:image-count="0" meta:object-count="0" meta:page-count="1" meta:paragraph-count="14" meta:word-count="450" meta:character-count="2756" meta:non-whitespace-character-count="2319"/>
    <meta:template xlink:type="simple" xlink:actuate="onRequest" xlink:title="Page vierge" xlink:href="../../../../../AppData/Roaming/LibreOffice/4/user/template/Page%20vierge1.ott" meta:date="2022-12-09T12:45:53.129000000"/>
  </office:meta>
</office:document-meta>
</file>